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D00000024A158FE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5cm"/>
    </style:style>
    <style:style style:name="co2" style:family="table-column">
      <style:table-column-properties fo:break-before="auto" style:column-width="3.517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011cm"/>
    </style:style>
    <style:style style:name="co7" style:family="table-column">
      <style:table-column-properties fo:break-before="auto" style:column-width="3.09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159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82cm" fo:break-before="auto" style:use-optimal-row-height="false"/>
    </style:style>
    <style:style style:name="ro10" style:family="table-row">
      <style:table-row-properties style:row-height="0.873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794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476cm" fo:break-before="auto" style:use-optimal-row-height="false"/>
    </style:style>
    <style:style style:name="ro15" style:family="table-row">
      <style:table-row-properties style:row-height="0.58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5100" number:language="es" number:country="GT">
      <number:text-content/>
    </number:text-style>
    <style:style style:name="ce1" style:family="table-cell" style:parent-style-name="Normal_5f_TARJETA_20_DE_20_CREDITO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Normal_5f_TARJETA_20_DE_20_CREDITO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Normal_5f_TARJETA_20_DE_20_CREDITO">
      <style:table-cell-properties style:cell-protect="protected formula-hidden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TARJETA_20_DE_20_CREDITO">
      <style:table-cell-properties style:cell-protect="protected formula-hidden" style:print-content="true" style:diagonal-bl-tr="none" style:diagonal-tl-br="none"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Normal_5f_TARJETA_20_DE_20_CREDITO">
      <style:table-cell-properties fo:border-bottom="0.035cm solid #000000" style:cell-protect="protected formula-hidden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Normal_5f_TARJETA_20_DE_20_CREDITO">
      <style:table-cell-properties fo:background-color="#c4bd97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TARJETA_20_DE_20_CREDITO">
      <style:table-cell-properties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TARJETA_20_DE_20_CREDITO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Normal_5f_TARJETA_20_DE_20_CREDITO">
      <style:table-cell-properties fo:background-color="#a6a6a6" style:cell-protect="protected formula-hidden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" style:family="table-cell" style:parent-style-name="Normal_5f_TARJETA_20_DE_20_CREDITO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Normal_5f_TARJETA_20_DE_20_CREDITO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Normal_5f_TARJETA_20_DE_20_CREDITO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Normal_5f_TARJETA_20_DE_20_CREDITO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Normal_5f_TARJETA_20_DE_20_CREDITO">
      <style:table-cell-properties fo:background-color="#c4bd97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Normal_5f_TARJETA_20_DE_20_CREDITO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Normal_5f_TARJETA_20_DE_20_CREDITO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Normal_5f_TARJETA_20_DE_20_CREDITO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Normal_5f_TARJETA_20_DE_20_CREDITO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TARJETA_20_DE_20_CREDITO">
      <style:table-cell-properties fo:border-bottom="0.035cm solid #000000" fo:background-color="#d9d9d9" style:cell-protect="protected formula-hidden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" style:family="table-cell" style:parent-style-name="Normal_5f_TARJETA_20_DE_20_CREDITO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Normal_5f_TARJETA_20_DE_20_CREDITO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Normal_5f_TARJETA_20_DE_20_CREDITO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5f_TARJETA_20_DE_20_CREDITO">
      <style:table-cell-properties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Normal_5f_TARJETA_20_DE_20_CREDITO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Normal_5f_TARJETA_20_DE_20_CREDITO">
      <style:table-cell-properties style:diagonal-bl-tr="none" style:diagonal-tl-br="none"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Normal_5f_TARJETA_20_DE_20_CREDITO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Normal_5f_TARJETA_20_DE_20_CREDITO" style:data-style-name="N107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Normal_5f_TARJETA_20_DE_20_CREDITO">
      <style:table-cell-properties style:cell-protect="protected formula-hidden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Normal_5f_TARJETA_20_DE_20_CREDITO">
      <style:table-cell-properties fo:border-bottom="0.035cm solid #000000" fo:background-color="#c4bd97" style:cell-protect="protected formula-hidden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Normal_5f_TARJETA_20_DE_20_CREDITO">
      <style:table-cell-properties fo:border-bottom="0.035cm solid #000000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Normal_5f_TARJETA_20_DE_20_CREDITO">
      <style:table-cell-properties fo:border-bottom="0.035cm solid #000000" fo:background-color="#a6a6a6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2" style:family="table-cell" style:parent-style-name="Normal_5f_TARJETA_20_DE_20_CREDITO">
      <style:table-cell-properties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Normal_5f_TARJETA_20_DE_20_CREDITO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Normal_5f_TARJETA_20_DE_20_CREDITO">
      <style:table-cell-properties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Normal_5f_TARJETA_20_DE_20_CREDITO">
      <style:table-cell-properties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Normal_5f_TARJETA_20_DE_20_CREDITO">
      <style:table-cell-properties style:cell-protect="protected formula-hidden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fo:background-color="#d9d9d9" style:diagonal-bl-tr="none" style:diagonal-tl-br="none" fo:border-left="none" fo:border-right="none" fo:border-top="0.035cm solid #000000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Normal_5f_TARJETA_20_DE_20_CREDITO">
      <style:table-cell-properties style:cell-protect="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Normal_5f_TARJETA_20_DE_20_CREDITO">
      <style:table-cell-properties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Normal_5f_TARJETA_20_DE_20_CREDITO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Normal_5f_TARJETA_20_DE_20_CREDITO">
      <style:table-cell-properties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Normal_5f_TARJETA_20_DE_20_CREDITO">
      <style:table-cell-properties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Normal_5f_TARJETA_20_DE_20_CREDITO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Normal_5f_TARJETA_20_DE_20_CREDITO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7" style:family="table-cell" style:parent-style-name="Normal_5f_TARJETA_20_DE_20_CREDITO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Normal_5f_TARJETA_20_DE_20_CREDITO">
      <style:table-cell-properties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Normal_5f_TARJETA_20_DE_20_CREDITO">
      <style:table-cell-properties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Normal_5f_TARJETA_20_DE_20_CREDITO" style:data-style-name="N5100">
      <style:table-cell-properties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Normal_5f_TARJETA_20_DE_20_CREDITO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Normal_5f_TARJETA_20_DE_20_CREDITO">
      <style:table-cell-properties fo:border-bottom="none" style:diagonal-bl-tr="none" style:diagonal-tl-br="none" fo:background-color="transparent" fo:border-left="none" fo:border-right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Normal_5f_TARJETA_20_DE_20_CREDITO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Normal_5f_TARJETA_20_DE_20_CREDITO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57" style:family="table-cell" style:parent-style-name="Normal_5f_TARJETA_20_DE_20_CREDITO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Normal_5f_TARJETA_20_DE_20_CREDITO">
      <style:table-cell-properties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Normal_5f_TARJETA_20_DE_20_CREDITO">
      <style:table-cell-properties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Normal_5f_TARJETA_20_DE_20_CREDITO">
      <style:table-cell-properties fo:border-bottom="0.035cm solid #000000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Normal_5f_TARJETA_20_DE_20_CREDITO" style:data-style-name="N5100">
      <style:table-cell-properties fo:border-bottom="0.035cm solid #000000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Normal_5f_TARJETA_20_DE_20_CREDITO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3" style:family="table-cell" style:parent-style-name="Normal_5f_TARJETA_20_DE_20_CREDITO">
      <style:table-cell-properties fo:border-bottom="0.035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4" style:family="table-cell" style:parent-style-name="Normal_5f_TARJETA_20_DE_20_CREDITO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TARJETA_20_DE_20_CREDITO" style:data-style-name="N106">
      <style:table-cell-properties style:cell-protect="formula-hidden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Normal_5f_TARJETA_20_DE_20_CREDITO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Normal_5f_TARJETA_20_DE_20_CREDITO">
      <style:table-cell-properties fo:border-bottom="0.035cm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8" style:family="table-cell" style:parent-style-name="Normal_5f_TARJETA_20_DE_20_CREDITO">
      <style:table-cell-properties style:cell-protect="protected formula-hidden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Normal_5f_TARJETA_20_DE_20_CREDITO" style:data-style-name="N106">
      <style:table-cell-properties fo:border-bottom="0.035cm solid #000000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Normal_5f_TARJETA_20_DE_20_CREDITO">
      <style:table-cell-properties fo:border-bottom="0.035cm solid #000000" fo:background-color="#a6a6a6" style:cell-protect="protected formula-hidden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71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73" style:family="table-cell" style:parent-style-name="Normal_5f_TARJETA_20_DE_20_CREDITO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Normal_5f_TARJETA_20_DE_20_CREDITO">
      <style:table-cell-properties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Normal_5f_TARJETA_20_DE_20_CREDITO">
      <style:table-cell-properties fo:border-bottom="0.035cm solid #000000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Normal_5f_TARJETA_20_DE_20_CREDITO" style:data-style-name="N5100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TARJETA_20_DE_20_CREDITO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8" style:family="table-cell" style:parent-style-name="Normal_5f_TARJETA_20_DE_20_CREDITO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TARJETA_20_DE_20_CREDITO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5f_TARJETA_20_DE_20_CREDITO">
      <style:table-cell-properties fo:border-bottom="0.035cm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fo:min-height="0.609cm" fo:min-width="0.848cm"/>
    </style:style>
    <style:style style:name="gr3" style:family="graphic">
      <style:graphic-properties draw:stroke="none" draw:fill="none" fo:min-height="0.61cm" fo:min-width="0.848cm"/>
    </style:style>
    <style:style style:name="gr4" style:family="graphic">
      <style:graphic-properties draw:stroke="none" draw:fill="none" fo:min-height="0.61cm" fo:min-width="1.036cm"/>
    </style:style>
    <style:style style:name="gr5" style:family="graphic">
      <style:graphic-properties draw:stroke="none" draw:fill="none" fo:min-height="0.61cm" fo:min-width="0.847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Guatemala, </text:p>
          </table:table-cell>
          <table:table-cell table:style-name="ce27" table:formula="of:=TODAY()" office:value-type="float" office:value="42088" table:number-columns-spanned="5" table:number-rows-spanned="1">
            <text:p>25 de marzo de 2015</text:p>
          </table:table-cell>
          <table:covered-table-cell table:style-name="ce42"/>
          <table:covered-table-cell table:style-name="ce42">
            <draw:frame table:end-cell-address="Hoja1.F3" table:end-x="2.032cm" table:end-y="0.426cm" draw:z-index="0" draw:name="31 Imagen" draw:style-name="gr1" draw:text-style-name="P1" svg:width="7.472cm" svg:height="0.876cm" svg:x="0.869cm" svg:y="0.001cm">
              <draw:image xlink:href="Pictures/100002010000010D00000024A158FE63.png" xlink:type="simple" xlink:show="embed" xlink:actuate="onLoad">
                <text:p/>
              </draw:image>
            </draw:frame>
          </table:covered-table-cell>
          <table:covered-table-cell table:style-name="ce42"/>
          <table:covered-table-cell table:style-name="ce42"/>
          <table:table-cell table:number-columns-repeated="1018"/>
        </table:table-row>
        <table:table-row table:style-name="ro2" table:number-rows-repeated="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3" office:value-type="string">
            <text:p>Señores:</text:p>
          </table:table-cell>
          <table:table-cell table:style-name="ce3" table:number-columns-repeated="2"/>
          <table:table-cell table:number-columns-repeated="2"/>
          <table:table-cell table:style-name="ce68" office:value-type="string">
            <text:p>CB-R-0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EGUROS AGROMERCANTIL, S. A.</text:p>
          </table:table-cell>
          <table:table-cell table:style-name="ce3" table:number-columns-repeated="5"/>
          <table:table-cell table:number-columns-repeated="1018"/>
        </table:table-row>
        <table:table-row table:style-name="ro1">
          <table:table-cell table:style-name="ce3" office:value-type="string">
            <text:p>Departamento de Emisión y Cobros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Ciudad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>
          <table:table-cell table:style-name="ce4" office:value-type="string">
            <text:p>Estimados Señores: </text:p>
          </table:table-cell>
          <table:table-cell table:style-name="ce26" table:number-columns-spanned="5" table:number-rows-spanned="1"/>
          <table:covered-table-cell table:style-name="ce41"/>
          <table:covered-table-cell table:style-name="ce41"/>
          <table:covered-table-cell table:style-name="ce41"/>
          <table:covered-table-cell table:style-name="ce41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3">
          <table:table-cell table:style-name="ce5" office:value-type="string" table:number-columns-spanned="6" table:number-rows-spanned="2">
            <text:p>Por este medio autorizo para que sea cargado a mi tarjeta de crédito o debitado a mi cuenta de ahorro o monetaria BAM en concepto de pago de prima la póliza o certificado de seguro, de acuerdo a lo siguiente: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number-columns-repeated="1018"/>
        </table:table-row>
        <table:table-row table:style-name="ro4"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18"/>
        </table:table-row>
        <table:table-row table:style-name="ro5">
          <table:table-cell table:style-name="ce6" office:value-type="string" table:number-columns-spanned="2" table:number-rows-spanned="1">
            <text:p>RAMO Y POLIZA</text:p>
          </table:table-cell>
          <table:covered-table-cell table:style-name="ce29"/>
          <table:table-cell table:style-name="ce6" office:value-type="string" table:number-columns-spanned="2" table:number-rows-spanned="1">
            <text:p>No. DE CERTIFICADO</text:p>
          </table:table-cell>
          <table:covered-table-cell table:style-name="ce29"/>
          <table:table-cell table:style-name="ce6" office:value-type="string" table:number-columns-spanned="2" table:number-rows-spanned="1">
            <text:p>FECHA DE CARGO</text:p>
          </table:table-cell>
          <table:covered-table-cell table:style-name="ce29"/>
          <table:table-cell table:number-columns-repeated="1018"/>
        </table:table-row>
        <table:table-row table:style-name="ro6">
          <table:table-cell table:style-name="ce7" table:number-columns-spanned="2" table:number-rows-spanned="1"/>
          <table:covered-table-cell table:style-name="ce30"/>
          <table:table-cell table:style-name="ce7" table:number-columns-spanned="2" table:number-rows-spanned="1"/>
          <table:covered-table-cell table:style-name="ce30"/>
          <table:table-cell table:style-name="ce65" table:number-columns-spanned="2" table:number-rows-spanned="1"/>
          <table:covered-table-cell table:style-name="ce69"/>
          <table:table-cell table:number-columns-repeated="1018"/>
        </table:table-row>
        <table:table-row table:style-name="ro7">
          <table:table-cell table:style-name="ce8" office:value-type="string" table:number-columns-spanned="6" table:number-rows-spanned="1">
            <text:p><text:s/>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1018"/>
        </table:table-row>
        <table:table-row table:style-name="ro8">
          <table:table-cell table:style-name="ce9" office:value-type="string" table:number-columns-spanned="6" table:number-rows-spanned="1">
            <text:p>DATOS GENERALES DEL ASEGURADO</text:p>
          </table:table-cell>
          <table:covered-table-cell table:style-name="ce31" office:value-type="string">
            <text:p><text:s/></text:p>
          </table:covered-table-cell>
          <table:covered-table-cell table:style-name="ce31"/>
          <table:covered-table-cell table:style-name="ce31"/>
          <table:covered-table-cell table:style-name="ce31"/>
          <table:covered-table-cell table:style-name="ce70"/>
          <table:table-cell table:number-columns-repeated="1018"/>
        </table:table-row>
        <table:table-row table:style-name="ro9">
          <table:table-cell table:style-name="ce10" office:value-type="string" table:number-columns-spanned="2" table:number-rows-spanned="1">
            <text:p>Nombre completo del Asegurado:</text:p>
          </table:table-cell>
          <table:covered-table-cell table:style-name="ce32"/>
          <table:table-cell table:style-name="ce43" table:number-columns-spanned="4" table:number-rows-spanned="1"/>
          <table:covered-table-cell table:style-name="ce55"/>
          <table:covered-table-cell table:style-name="ce55"/>
          <table:covered-table-cell table:style-name="ce71"/>
          <table:table-cell table:number-columns-repeated="1018"/>
        </table:table-row>
        <table:table-row table:style-name="ro10">
          <table:table-cell table:style-name="ce11" office:value-type="string" table:number-columns-spanned="2" table:number-rows-spanned="1">
            <text:p>Documento Personal de Identificación (DPI):</text:p>
          </table:table-cell>
          <table:covered-table-cell table:style-name="ce33"/>
          <table:table-cell table:style-name="ce44" table:number-columns-spanned="4" table:number-rows-spanned="1"/>
          <table:covered-table-cell table:style-name="ce56"/>
          <table:covered-table-cell table:style-name="ce56"/>
          <table:covered-table-cell table:style-name="ce72"/>
          <table:table-cell table:number-columns-repeated="1018"/>
        </table:table-row>
        <table:table-row table:style-name="ro9">
          <table:table-cell table:style-name="ce12" office:value-type="string" table:number-columns-spanned="2" table:number-rows-spanned="1">
            <text:p>NIT:</text:p>
          </table:table-cell>
          <table:covered-table-cell table:style-name="ce34"/>
          <table:table-cell table:style-name="ce45" table:number-columns-spanned="4" table:number-rows-spanned="1"/>
          <table:covered-table-cell table:style-name="ce57"/>
          <table:covered-table-cell table:style-name="ce57"/>
          <table:covered-table-cell table:style-name="ce73"/>
          <table:table-cell table:number-columns-repeated="1018"/>
        </table:table-row>
        <table:table-row table:style-name="ro9">
          <table:table-cell table:style-name="ce10" office:value-type="string" table:number-columns-spanned="2" table:number-rows-spanned="1">
            <text:p>Teléfonos:</text:p>
          </table:table-cell>
          <table:covered-table-cell table:style-name="ce32"/>
          <table:table-cell table:style-name="ce46" office:value-type="string">
            <text:p>Celular:</text:p>
          </table:table-cell>
          <table:table-cell table:style-name="ce46" office:value-type="string">
            <text:p>Casa:</text:p>
          </table:table-cell>
          <table:table-cell table:style-name="ce46" office:value-type="string">
            <text:p>Oficina:</text:p>
          </table:table-cell>
          <table:table-cell table:style-name="ce46" office:value-type="string">
            <text:p>Otro:</text:p>
          </table:table-cell>
          <table:table-cell table:number-columns-repeated="1018"/>
        </table:table-row>
        <table:table-row table:style-name="ro9">
          <table:table-cell table:style-name="ce10" office:value-type="string" table:number-columns-spanned="2" table:number-rows-spanned="1">
            <text:p>Dirección de entrega de documentos:</text:p>
          </table:table-cell>
          <table:covered-table-cell table:style-name="ce32"/>
          <table:table-cell table:style-name="ce47" table:number-columns-spanned="4" table:number-rows-spanned="1"/>
          <table:covered-table-cell table:style-name="ce58"/>
          <table:covered-table-cell table:style-name="ce58"/>
          <table:covered-table-cell table:style-name="ce74"/>
          <table:table-cell table:number-columns-repeated="1018"/>
        </table:table-row>
        <table:table-row table:style-name="ro9">
          <table:table-cell table:style-name="ce10" office:value-type="string" table:number-columns-spanned="2" table:number-rows-spanned="1">
            <text:p>Correo electrónico:</text:p>
          </table:table-cell>
          <table:covered-table-cell table:style-name="ce32"/>
          <table:table-cell table:style-name="ce47" table:number-columns-spanned="4" table:number-rows-spanned="1"/>
          <table:covered-table-cell table:style-name="ce58"/>
          <table:covered-table-cell table:style-name="ce58"/>
          <table:covered-table-cell table:style-name="ce74"/>
          <table:table-cell table:number-columns-repeated="1018"/>
        </table:table-row>
        <table:table-row table:style-name="ro7">
          <table:table-cell table:style-name="ce13" table:number-columns-repeated="2"/>
          <table:table-cell table:style-name="ce48"/>
          <table:table-cell table:style-name="ce59" table:number-columns-repeated="3"/>
          <table:table-cell table:number-columns-repeated="1018"/>
        </table:table-row>
        <table:table-row table:style-name="ro8">
          <table:table-cell table:style-name="ce9" office:value-type="string" table:number-columns-spanned="6" table:number-rows-spanned="1">
            <text:p>MEDIOS DE COBRO</text:p>
          </table:table-cell>
          <table:covered-table-cell table:style-name="ce31" office:value-type="string">
            <text:p><text:s/></text:p>
          </table:covered-table-cell>
          <table:covered-table-cell table:style-name="ce31"/>
          <table:covered-table-cell table:style-name="ce31"/>
          <table:covered-table-cell table:style-name="ce31"/>
          <table:covered-table-cell table:style-name="ce70"/>
          <table:table-cell table:number-columns-repeated="1018"/>
        </table:table-row>
        <table:table-row table:style-name="ro11">
          <table:table-cell table:style-name="ce14" office:value-type="string" table:number-columns-spanned="3" table:number-rows-spanned="1">
            <text:p>CARGO A TARJETA DE CRÉDITO O DEBITO</text:p>
          </table:table-cell>
          <table:covered-table-cell table:style-name="ce14">
            <draw:custom-shape table:end-cell-address="Hoja1.B28" table:end-x="1.88cm" table:end-y="0.08cm" draw:z-index="2" draw:style-name="gr2" svg:width="0.848cm" svg:height="0.609cm" svg:x="1.032cm" svg:y="0.45cm">
              <text:p/>
              <draw:enhanced-geometry draw:type="mso-spt201"/>
            </draw:custom-shape>
          </table:covered-table-cell>
          <table:covered-table-cell table:style-name="ce14"/>
          <table:table-cell table:style-name="ce14" office:value-type="string" table:number-columns-spanned="3" table:number-rows-spanned="1">
            <text:p>DEBITO A CUENTA BAM</text:p>
          </table:table-cell>
          <table:covered-table-cell table:style-name="ce14">
            <draw:custom-shape table:end-cell-address="Hoja1.E28" table:end-x="2.277cm" table:end-y="0.08cm" draw:z-index="3" draw:style-name="gr2" svg:width="0.848cm" svg:height="0.609cm" svg:x="1.429cm" svg:y="0.45cm">
              <text:p/>
              <draw:enhanced-geometry draw:type="mso-spt201"/>
            </draw:custom-shape>
          </table:covered-table-cell>
          <table:covered-table-cell table:style-name="ce14"/>
          <table:table-cell table:number-columns-repeated="1018"/>
        </table:table-row>
        <table:table-row table:style-name="ro2">
          <table:table-cell table:style-name="ce15" table:number-columns-spanned="3" table:number-rows-spanned="1"/>
          <table:covered-table-cell table:style-name="ce35"/>
          <table:covered-table-cell table:style-name="ce49"/>
          <table:table-cell table:style-name="ce15" table:number-columns-spanned="3" table:number-rows-spanned="1"/>
          <table:covered-table-cell table:style-name="ce35"/>
          <table:covered-table-cell table:style-name="ce49"/>
          <table:table-cell table:number-columns-repeated="1018"/>
        </table:table-row>
        <table:table-row table:style-name="ro2">
          <table:table-cell table:style-name="ce16" table:number-columns-repeated="6"/>
          <table:table-cell table:number-columns-repeated="1018"/>
        </table:table-row>
        <table:table-row table:style-name="ro7">
          <table:table-cell table:style-name="ce17" office:value-type="string" table:number-columns-spanned="2" table:number-rows-spanned="1">
            <text:p>Nombre Tarjetahabiente / Cuentahabiente</text:p>
          </table:table-cell>
          <table:covered-table-cell table:style-name="ce36"/>
          <table:table-cell table:style-name="ce44" table:number-columns-spanned="4" table:number-rows-spanned="1"/>
          <table:covered-table-cell table:style-name="ce60"/>
          <table:covered-table-cell table:style-name="ce60"/>
          <table:covered-table-cell table:style-name="ce75"/>
          <table:table-cell table:number-columns-repeated="1018"/>
        </table:table-row>
        <table:table-row table:style-name="ro12">
          <table:table-cell table:style-name="ce17" office:value-type="string" table:number-columns-spanned="2" table:number-rows-spanned="1">
            <text:p>Número de Tarjeta:</text:p>
          </table:table-cell>
          <table:covered-table-cell table:style-name="ce36"/>
          <table:table-cell table:style-name="ce50" table:number-columns-spanned="2" table:number-rows-spanned="1"/>
          <table:covered-table-cell table:style-name="ce61"/>
          <table:table-cell table:style-name="ce10" office:value-type="string">
            <text:p>Fecha Vencimiento:</text:p>
          </table:table-cell>
          <table:table-cell table:style-name="ce50"/>
          <table:table-cell table:number-columns-repeated="1018"/>
        </table:table-row>
        <table:table-row table:style-name="ro7">
          <table:table-cell table:style-name="ce17" office:value-type="string" table:number-columns-spanned="2" table:number-rows-spanned="1">
            <text:p>Nombre de la Empresa Emisora:</text:p>
          </table:table-cell>
          <table:covered-table-cell table:style-name="ce36"/>
          <table:table-cell table:style-name="ce51" table:number-columns-spanned="4" table:number-rows-spanned="1"/>
          <table:covered-table-cell table:style-name="ce51"/>
          <table:covered-table-cell table:style-name="ce51"/>
          <table:covered-table-cell table:style-name="ce51"/>
          <table:table-cell table:number-columns-repeated="1018"/>
        </table:table-row>
        <table:table-row table:style-name="ro12">
          <table:table-cell table:style-name="ce17" office:value-type="string" table:number-columns-spanned="2" table:number-rows-spanned="1">
            <text:p>Número De Cuenta BAM</text:p>
          </table:table-cell>
          <table:covered-table-cell table:style-name="ce36"/>
          <table:table-cell table:style-name="ce50" table:number-columns-spanned="2" table:number-rows-spanned="1"/>
          <table:covered-table-cell table:style-name="ce50"/>
          <table:table-cell table:style-name="ce28"/>
          <table:table-cell table:style-name="ce76"/>
          <table:table-cell table:number-columns-repeated="1018"/>
        </table:table-row>
        <table:table-row table:style-name="ro11">
          <table:table-cell table:style-name="ce13" table:number-columns-repeated="2"/>
          <table:table-cell table:style-name="ce52" table:number-columns-repeated="2"/>
          <table:table-cell table:style-name="ce66" table:number-columns-repeated="2"/>
          <table:table-cell table:number-columns-repeated="1018"/>
        </table:table-row>
        <table:table-row table:style-name="ro7">
          <table:table-cell table:style-name="ce18" office:value-type="string">
            <text:p>Intermediario: <text:s text:c="2"/></text:p>
          </table:table-cell>
          <table:table-cell table:style-name="ce37" office:value-type="string">
            <text:p>Código: <text:s text:c="3"/></text:p>
          </table:table-cell>
          <table:table-cell table:style-name="ce53" office:value-type="string" table:number-columns-spanned="4" table:number-rows-spanned="1">
            <text:p>Nombre:</text:p>
          </table:table-cell>
          <table:covered-table-cell table:style-name="ce62"/>
          <table:covered-table-cell table:style-name="ce62"/>
          <table:covered-table-cell table:style-name="ce77"/>
          <table:table-cell table:number-columns-repeated="1018"/>
        </table:table-row>
        <table:table-row table:style-name="ro11">
          <table:table-cell table:style-name="ce13" table:number-columns-repeated="2"/>
          <table:table-cell table:style-name="ce52" table:number-columns-repeated="2"/>
          <table:table-cell table:style-name="ce59" table:number-columns-repeated="2"/>
          <table:table-cell table:number-columns-repeated="1018"/>
        </table:table-row>
        <table:table-row table:style-name="ro13">
          <table:table-cell table:style-name="ce19" office:value-type="string" table:number-columns-spanned="3" table:number-rows-spanned="1">
            <text:p>Solicitud Visa Cuotas <text:s text:c="19"/>Si <text:s text:c="30"/>No</text:p>
          </table:table-cell>
          <table:covered-table-cell table:style-name="ce38">
            <draw:custom-shape table:end-cell-address="Hoja1.B36" table:end-x="2.356cm" table:end-y="0.663cm" draw:z-index="4" draw:style-name="gr3" svg:width="0.848cm" svg:height="0.61cm" svg:x="1.508cm" svg:y="0.053cm">
              <text:p/>
              <draw:enhanced-geometry draw:type="mso-spt201"/>
            </draw:custom-shape>
          </table:covered-table-cell>
          <table:covered-table-cell table:style-name="ce38">
            <draw:custom-shape table:end-cell-address="Hoja1.C36" table:end-x="1.959cm" table:end-y="0.663cm" draw:z-index="1" draw:style-name="gr3" svg:width="0.848cm" svg:height="0.61cm" svg:x="1.111cm" svg:y="0.053cm">
              <text:p/>
              <draw:enhanced-geometry draw:type="mso-spt201"/>
            </draw:custom-shape>
          </table:covered-table-cell>
          <table:table-cell table:style-name="ce63" office:value-type="string" table:number-columns-spanned="3" table:number-rows-spanned="1">
            <text:p>No. De Visa Cuotas: <text:s text:c="11"/>6 Cuotas <text:s text:c="14"/>3 Cuotas</text:p>
          </table:table-cell>
          <table:covered-table-cell table:style-name="ce67">
            <draw:custom-shape table:end-cell-address="Hoja1.F36" table:end-x="0.266cm" table:end-y="0.663cm" draw:z-index="5" draw:style-name="gr4" svg:width="1.036cm" svg:height="0.61cm" svg:x="2.567cm" svg:y="0.053cm">
              <text:p/>
              <draw:enhanced-geometry draw:type="mso-spt201"/>
            </draw:custom-shape>
            <draw:custom-shape table:end-cell-address="Hoja1.E36" table:end-x="1.059cm" table:end-y="0.663cm" draw:z-index="6" draw:style-name="gr5" svg:width="0.847cm" svg:height="0.61cm" svg:x="0.212cm" svg:y="0.053cm">
              <text:p/>
              <draw:enhanced-geometry draw:type="mso-spt201"/>
            </draw:custom-shape>
          </table:covered-table-cell>
          <table:covered-table-cell table:style-name="ce63"/>
          <table:table-cell table:number-columns-repeated="1018"/>
        </table:table-row>
        <table:table-row table:style-name="ro14">
          <table:table-cell table:style-name="ce20" office:value-type="string" table:number-columns-spanned="6" table:number-rows-spanned="1">
            <text:p><text:s/>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number-columns-repeated="1018"/>
        </table:table-row>
        <table:table-row table:style-name="ro2">
          <table:table-cell table:style-name="ce4" office:value-type="string">
            <text:p>Observaciones:</text:p>
          </table:table-cell>
          <table:table-cell table:style-name="ce39" office:value-type="string" table:number-columns-spanned="5" table:number-rows-spanned="1">
            <text:p><text:s/>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number-columns-repeated="1018"/>
        </table:table-row>
        <table:table-row table:style-name="ro15">
          <table:table-cell table:style-name="ce21" table:number-columns-spanned="6" table:number-rows-spanned="3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78"/>
          <table:table-cell table:number-columns-repeated="1018"/>
        </table:table-row>
        <table:table-row table:style-name="ro15">
          <table:covered-table-cell table:style-name="ce22"/>
          <table:covered-table-cell table:style-name="ce24"/>
          <table:covered-table-cell table:style-name="ce24"/>
          <table:covered-table-cell table:style-name="ce24"/>
          <table:covered-table-cell table:style-name="ce24"/>
          <table:covered-table-cell table:style-name="ce79"/>
          <table:table-cell table:number-columns-repeated="1018"/>
        </table:table-row>
        <table:table-row table:style-name="ro15">
          <table:covered-table-cell table:style-name="ce23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80"/>
          <table:table-cell table:number-columns-repeated="1018"/>
        </table:table-row>
        <table:table-row table:style-name="ro15">
          <table:table-cell table:style-name="ce24" table:number-columns-repeated="6"/>
          <table:table-cell table:number-columns-repeated="1018"/>
        </table:table-row>
        <table:table-row table:style-name="ro1">
          <table:table-cell table:style-name="ce25" table:number-columns-repeated="6"/>
          <table:table-cell table:number-columns-repeated="1018"/>
        </table:table-row>
        <table:table-row table:style-name="ro2">
          <table:table-cell table:style-name="ce4" table:number-columns-repeated="6"/>
          <table:table-cell table:number-columns-repeated="1018"/>
        </table:table-row>
        <table:table-row table:style-name="ro1">
          <table:table-cell table:style-name="ce25" table:number-columns-repeated="6"/>
          <table:table-cell table:number-columns-repeated="1018"/>
        </table:table-row>
        <table:table-row table:style-name="ro11">
          <table:table-cell table:style-name="ce26" office:value-type="string" table:number-columns-spanned="3" table:number-rows-spanned="1">
            <text:p>Firma del Asegurado y/o Contratante</text:p>
          </table:table-cell>
          <table:covered-table-cell table:style-name="ce41"/>
          <table:covered-table-cell table:style-name="ce41"/>
          <table:table-cell table:style-name="ce64" office:value-type="string">
            <text:p><text:s text:c="8"/>Firma Tarjetahabiente / Cuentahabiente</text:p>
          </table:table-cell>
          <table:table-cell table:style-name="ce64"/>
          <table:table-cell table:style-name="ce3"/>
          <table:table-cell table:number-columns-repeated="1018"/>
        </table:table-row>
        <table:table-row table:style-name="ro1" table:number-rows-repeated="2">
          <table:table-cell table:style-name="ce25" table:number-columns-repeated="6"/>
          <table:table-cell table:number-columns-repeated="1018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5000" number:language="es" number:country="GT">
      <number:number number:min-integer-digits="1"/>
    </number:number-style>
    <number:number-style style:name="N106P0" style:volatile="true">
      <number:text>Q</number:text>
      <number:number number:decimal-places="2" number:min-integer-digits="1" number:grouping="true"/>
      <number:text> </number:text>
    </number:number-style>
    <number:number-style style:name="N106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06P0"/>
    </number:number-style>
    <number:date-style style:name="N107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107">
      <number:text-content/>
      <style:map style:condition="value()&gt;=0" style:apply-style-name="N107P0"/>
    </number:text-style>
    <number:number-style style:name="N5106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5106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5106P0"/>
    </number:number-style>
    <number:number-style style:name="N5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5107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5108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5108P0"/>
    </number:number-style>
    <number:date-style style:name="N5109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GT">
      <number:day number:style="long"/>
      <number:text>-</number:text>
      <number:month number:textual="true"/>
    </number:date-style>
    <number:date-style style:name="N5111" number:language="es" number:country="GT">
      <number:month number:textual="true"/>
      <number:text>-</number:text>
      <number:year/>
    </number:date-style>
    <number:date-style style:name="N5112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es" number:country="GT">
      <number:number number:decimal-places="0" number:min-integer-digits="1" number:grouping="true"/>
      <number:text> </number:text>
    </number:number-style>
    <number:number-style style:name="N5113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5113P0"/>
    </number:number-style>
    <number:number-style style:name="N5114P0" style:volatile="true" number:language="es" number:country="GT">
      <number:number number:decimal-places="0" number:min-integer-digits="1" number:grouping="true"/>
      <number:text> </number:text>
    </number:number-style>
    <number:number-style style:name="N5114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4P0"/>
    </number:number-style>
    <number:number-style style:name="N5115P0" style:volatile="true" number:language="es" number:country="GT">
      <number:number number:decimal-places="2" number:min-integer-digits="1" number:grouping="true"/>
      <number:text> </number:text>
    </number:number-style>
    <number:number-style style:name="N5115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5115P0"/>
    </number:number-style>
    <number:number-style style:name="N5116P0" style:volatile="true" number:language="es" number:country="GT">
      <number:number number:decimal-places="2" number:min-integer-digits="1" number:grouping="true"/>
      <number:text> </number:text>
    </number:number-style>
    <number:number-style style:name="N5116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s" number:country="GT">
      <number:text> </number:text>
      <number:number number:decimal-places="0" number:min-integer-digits="1" number:grouping="true"/>
      <number:text> </number:text>
    </number:number-style>
    <number:number-style style:name="N5117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5117P2" style:volatile="true" number:language="es" number:country="GT">
      <number:text> - </number:text>
    </number:number-style>
    <number:text-style style:name="N5117" number:language="es" number:country="GT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511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5118P2" style:volatile="true" number:language="es" number:country="GT">
      <number:text> Q- </number:text>
    </number:number-style>
    <number:text-style style:name="N5118" number:language="es" number:country="GT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s" number:country="GT">
      <number:text> </number:text>
      <number:number number:decimal-places="2" number:min-integer-digits="1" number:grouping="true"/>
      <number:text> </number:text>
    </number:number-style>
    <number:number-style style:name="N5119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5119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5119" number:language="es" number:country="GT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5120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5120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5120" number:language="es" number:country="GT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time-style style:name="N5121" number:language="es" number:country="GT">
      <number:minutes number:style="long"/>
      <number:text>:</number:text>
      <number:seconds number:style="long"/>
    </number:time-style>
    <number:time-style style:name="N5122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3" number:language="es" number:country="GT">
      <number:minutes number:style="long"/>
      <number:text>:</number:text>
      <number:seconds number:style="long" number:decimal-places="1"/>
    </number:time-style>
    <number:number-style style:name="N5124" number:language="es" number:country="GT">
      <number:scientific-number number:decimal-places="1" number:min-integer-digits="3" number:min-exponent-digits="1"/>
    </number:number-style>
    <number:number-style style:name="N5125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5125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5125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TARJETA_20_DE_20_CREDITO" style:display-name="Normal_TARJETA DE CREDITO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.813cm" fo:margin-bottom="0.457cm" fo:margin-left="0.66cm" fo:margin-right="0.48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25/03/2015</text:date>, <text:time>16:21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44" meta:object-count="7"/>
    <meta:generator>OpenOffice.org/3.2$Win32 OpenOffice.org_project/320m18$Build-9502</meta:generator>
  </office:meta>
</office:document-meta>
</file>